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18.09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117.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Fundamentos_20_Data_20_Analysis_20_1_20_-_20_E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ndamentos Data Analysis 1 - E" table:style-name="ta1">
        <office:forms form:automatic-focus="false" form:apply-design-mode="false"/>
        <table:shapes>
          <draw:frame draw:z-index="0" draw:style-name="gr1" draw:text-style-name="P1" svg:width="609.87pt" svg:height="198.94pt" svg:x="529.94pt" svg:y="4.31pt">
            <draw:object draw:notify-on-update-of-ranges="'Fundamentos Data Analysis 1 - E'.A1:'Fundamentos Data Analysis 1 - E'.A1 'Fundamentos Data Analysis 1 - E'.A2:'Fundamentos Data Analysis 1 - E'.A25 'Fundamentos Data Analysis 1 - E'.B1:'Fundamentos Data Analysis 1 - E'.B1 'Fundamentos Data Analysis 1 - E'.B2:'Fundamentos Data Analysis 1 - E'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07.27pt" svg:height="201.91pt" svg:x="531.98pt" svg:y="215.83pt">
            <draw:object draw:notify-on-update-of-ranges="'Fundamentos Data Analysis 1 - E'.C2:'Fundamentos Data Analysis 1 - E'.C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11.43pt" svg:height="255.09pt" svg:x="531.33pt" svg:y="419.5pt">
            <draw:object draw:notify-on-update-of-ranges="'Fundamentos Data Analysis 1 - E'.D1:'Fundamentos Data Analysis 1 - E'.D1 'Fundamentos Data Analysis 1 - E'.D2:'Fundamentos Data Analysis 1 - E'.D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Mês</text:p>
          </table:table-cell>
          <table:table-cell table:style-name="ce3" office:value-type="string" calcext:value-type="string">
            <text:p>Vendas em mil R$</text:p>
          </table:table-cell>
          <table:table-cell office:value-type="string" calcext:value-type="string">
            <text:p>Aumento das vendas</text:p>
          </table:table-cell>
          <table:table-cell office:value-type="string" calcext:value-type="string">
            <text:p>Acelaração das vendas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1-01" calcext:value-type="date">
            <text:p>1-Jan-2014</text:p>
          </table:table-cell>
          <table:table-cell table:style-name="ce3" office:value-type="float" office:value="10" calcext:value-type="float">
            <text:p>10</text:p>
          </table:table-cell>
          <table:table-cell table:formula="of:=[.B3]-[.B2]" office:value-type="float" office:value="10" calcext:value-type="float">
            <text:p>10</text:p>
          </table:table-cell>
          <table:table-cell table:formula="of:=[.C3]-[.C2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2-01" calcext:value-type="date">
            <text:p>1-Feb-2014</text:p>
          </table:table-cell>
          <table:table-cell table:style-name="ce3" office:value-type="float" office:value="20" calcext:value-type="float">
            <text:p>20</text:p>
          </table:table-cell>
          <table:table-cell table:formula="of:=[.B4]-[.B3]" office:value-type="float" office:value="13" calcext:value-type="float">
            <text:p>13</text:p>
          </table:table-cell>
          <table:table-cell table:formula="of:=[.C4]-[.C3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3-01" calcext:value-type="date">
            <text:p>1-Mar-2014</text:p>
          </table:table-cell>
          <table:table-cell table:style-name="ce3" office:value-type="float" office:value="33" calcext:value-type="float">
            <text:p>33</text:p>
          </table:table-cell>
          <table:table-cell table:formula="of:=[.B5]-[.B4]" office:value-type="float" office:value="14" calcext:value-type="float">
            <text:p>14</text:p>
          </table:table-cell>
          <table:table-cell table:formula="of:=[.C5]-[.C4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4-01" calcext:value-type="date">
            <text:p>1-Apr-2014</text:p>
          </table:table-cell>
          <table:table-cell table:style-name="ce3" office:value-type="float" office:value="47" calcext:value-type="float">
            <text:p>47</text:p>
          </table:table-cell>
          <table:table-cell table:formula="of:=[.B6]-[.B5]" office:value-type="float" office:value="16" calcext:value-type="float">
            <text:p>16</text:p>
          </table:table-cell>
          <table:table-cell table:formula="of:=[.C6]-[.C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5-01" calcext:value-type="date">
            <text:p>1-May-2014</text:p>
          </table:table-cell>
          <table:table-cell table:style-name="ce3" office:value-type="float" office:value="63" calcext:value-type="float">
            <text:p>63</text:p>
          </table:table-cell>
          <table:table-cell table:formula="of:=[.B7]-[.B6]" office:value-type="float" office:value="18" calcext:value-type="float">
            <text:p>18</text:p>
          </table:table-cell>
          <table:table-cell table:formula="of:=[.C7]-[.C6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6-01" calcext:value-type="date">
            <text:p>1-Jun-2014</text:p>
          </table:table-cell>
          <table:table-cell table:style-name="ce3" office:value-type="float" office:value="81" calcext:value-type="float">
            <text:p>81</text:p>
          </table:table-cell>
          <table:table-cell table:formula="of:=[.B8]-[.B7]" office:value-type="float" office:value="20" calcext:value-type="float">
            <text:p>20</text:p>
          </table:table-cell>
          <table:table-cell table:formula="of:=[.C8]-[.C7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7-01" calcext:value-type="date">
            <text:p>1-Jul-2014</text:p>
          </table:table-cell>
          <table:table-cell table:style-name="ce3" office:value-type="float" office:value="101" calcext:value-type="float">
            <text:p>101</text:p>
          </table:table-cell>
          <table:table-cell table:formula="of:=[.B9]-[.B8]" office:value-type="float" office:value="23" calcext:value-type="float">
            <text:p>23</text:p>
          </table:table-cell>
          <table:table-cell table:formula="of:=[.C9]-[.C8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8-01" calcext:value-type="date">
            <text:p>1-Aug-2014</text:p>
          </table:table-cell>
          <table:table-cell table:style-name="ce3" office:value-type="float" office:value="124" calcext:value-type="float">
            <text:p>124</text:p>
          </table:table-cell>
          <table:table-cell table:formula="of:=[.B10]-[.B9]" office:value-type="float" office:value="24" calcext:value-type="float">
            <text:p>24</text:p>
          </table:table-cell>
          <table:table-cell table:formula="of:=[.C10]-[.C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9-01" calcext:value-type="date">
            <text:p>1-Sep-2014</text:p>
          </table:table-cell>
          <table:table-cell table:style-name="ce3" office:value-type="float" office:value="148" calcext:value-type="float">
            <text:p>148</text:p>
          </table:table-cell>
          <table:table-cell table:formula="of:=[.B11]-[.B10]" office:value-type="float" office:value="26" calcext:value-type="float">
            <text:p>26</text:p>
          </table:table-cell>
          <table:table-cell table:formula="of:=[.C11]-[.C10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10-01" calcext:value-type="date">
            <text:p>1-Oct-2014</text:p>
          </table:table-cell>
          <table:table-cell table:style-name="ce3" office:value-type="float" office:value="174" calcext:value-type="float">
            <text:p>174</text:p>
          </table:table-cell>
          <table:table-cell table:formula="of:=[.B12]-[.B11]" office:value-type="float" office:value="27" calcext:value-type="float">
            <text:p>27</text:p>
          </table:table-cell>
          <table:table-cell table:formula="of:=[.C12]-[.C1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11-01" calcext:value-type="date">
            <text:p>1-Nov-2014</text:p>
          </table:table-cell>
          <table:table-cell table:style-name="ce3" office:value-type="float" office:value="201" calcext:value-type="float">
            <text:p>201</text:p>
          </table:table-cell>
          <table:table-cell table:formula="of:=[.B13]-[.B12]" office:value-type="float" office:value="29" calcext:value-type="float">
            <text:p>29</text:p>
          </table:table-cell>
          <table:table-cell table:formula="of:=[.C13]-[.C12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12-01" calcext:value-type="date">
            <text:p>1-Dec-2014</text:p>
          </table:table-cell>
          <table:table-cell table:style-name="ce3" office:value-type="float" office:value="230" calcext:value-type="float">
            <text:p>230</text:p>
          </table:table-cell>
          <table:table-cell table:formula="of:=[.B14]-[.B13]" office:value-type="float" office:value="31" calcext:value-type="float">
            <text:p>31</text:p>
          </table:table-cell>
          <table:table-cell table:formula="of:=[.C14]-[.C13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1-01" calcext:value-type="date">
            <text:p>1-Jan-2015</text:p>
          </table:table-cell>
          <table:table-cell table:style-name="ce3" office:value-type="float" office:value="261" calcext:value-type="float">
            <text:p>261</text:p>
          </table:table-cell>
          <table:table-cell table:formula="of:=[.B15]-[.B14]" office:value-type="float" office:value="32" calcext:value-type="float">
            <text:p>32</text:p>
          </table:table-cell>
          <table:table-cell table:formula="of:=[.C15]-[.C14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2-01" calcext:value-type="date">
            <text:p>1-Feb-2015</text:p>
          </table:table-cell>
          <table:table-cell table:style-name="ce3" office:value-type="float" office:value="293" calcext:value-type="float">
            <text:p>293</text:p>
          </table:table-cell>
          <table:table-cell table:formula="of:=[.B16]-[.B15]" office:value-type="float" office:value="33" calcext:value-type="float">
            <text:p>33</text:p>
          </table:table-cell>
          <table:table-cell table:formula="of:=[.C16]-[.C15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3-01" calcext:value-type="date">
            <text:p>1-Mar-2015</text:p>
          </table:table-cell>
          <table:table-cell table:style-name="ce3" office:value-type="float" office:value="326" calcext:value-type="float">
            <text:p>326</text:p>
          </table:table-cell>
          <table:table-cell table:formula="of:=[.B17]-[.B16]" office:value-type="float" office:value="36" calcext:value-type="float">
            <text:p>36</text:p>
          </table:table-cell>
          <table:table-cell table:formula="of:=[.C17]-[.C16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4-01" calcext:value-type="date">
            <text:p>1-Apr-2015</text:p>
          </table:table-cell>
          <table:table-cell table:style-name="ce3" office:value-type="float" office:value="362" calcext:value-type="float">
            <text:p>362</text:p>
          </table:table-cell>
          <table:table-cell table:formula="of:=[.B18]-[.B17]" office:value-type="float" office:value="38" calcext:value-type="float">
            <text:p>38</text:p>
          </table:table-cell>
          <table:table-cell table:formula="of:=[.C18]-[.C1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5-01" calcext:value-type="date">
            <text:p>1-May-2015</text:p>
          </table:table-cell>
          <table:table-cell table:style-name="ce3" office:value-type="float" office:value="400" calcext:value-type="float">
            <text:p>400</text:p>
          </table:table-cell>
          <table:table-cell table:formula="of:=[.B19]-[.B18]" office:value-type="float" office:value="40" calcext:value-type="float">
            <text:p>40</text:p>
          </table:table-cell>
          <table:table-cell table:formula="of:=[.C19]-[.C18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6-01" calcext:value-type="date">
            <text:p>1-Jun-2015</text:p>
          </table:table-cell>
          <table:table-cell table:style-name="ce3" office:value-type="float" office:value="440" calcext:value-type="float">
            <text:p>440</text:p>
          </table:table-cell>
          <table:table-cell table:formula="of:=[.B20]-[.B19]" office:value-type="float" office:value="43" calcext:value-type="float">
            <text:p>43</text:p>
          </table:table-cell>
          <table:table-cell table:formula="of:=[.C20]-[.C19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7-01" calcext:value-type="date">
            <text:p>1-Jul-2015</text:p>
          </table:table-cell>
          <table:table-cell table:style-name="ce3" office:value-type="float" office:value="483" calcext:value-type="float">
            <text:p>483</text:p>
          </table:table-cell>
          <table:table-cell table:formula="of:=[.B21]-[.B20]" office:value-type="float" office:value="44" calcext:value-type="float">
            <text:p>44</text:p>
          </table:table-cell>
          <table:table-cell table:formula="of:=[.C21]-[.C20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8-01" calcext:value-type="date">
            <text:p>1-Aug-2015</text:p>
          </table:table-cell>
          <table:table-cell table:style-name="ce3" office:value-type="float" office:value="527" calcext:value-type="float">
            <text:p>527</text:p>
          </table:table-cell>
          <table:table-cell table:formula="of:=[.B22]-[.B21]" office:value-type="float" office:value="46" calcext:value-type="float">
            <text:p>46</text:p>
          </table:table-cell>
          <table:table-cell table:formula="of:=[.C22]-[.C2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9-01" calcext:value-type="date">
            <text:p>1-Sep-2015</text:p>
          </table:table-cell>
          <table:table-cell table:style-name="ce3" office:value-type="float" office:value="573" calcext:value-type="float">
            <text:p>573</text:p>
          </table:table-cell>
          <table:table-cell table:formula="of:=[.B23]-[.B22]" office:value-type="float" office:value="48" calcext:value-type="float">
            <text:p>48</text:p>
          </table:table-cell>
          <table:table-cell table:formula="of:=[.C23]-[.C22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10-01" calcext:value-type="date">
            <text:p>1-Oct-2015</text:p>
          </table:table-cell>
          <table:table-cell table:style-name="ce3" office:value-type="float" office:value="621" calcext:value-type="float">
            <text:p>621</text:p>
          </table:table-cell>
          <table:table-cell table:formula="of:=[.B24]-[.B23]" office:value-type="float" office:value="49" calcext:value-type="float">
            <text:p>49</text:p>
          </table:table-cell>
          <table:table-cell table:formula="of:=[.C24]-[.C2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11-01" calcext:value-type="date">
            <text:p>1-Nov-2015</text:p>
          </table:table-cell>
          <table:table-cell table:style-name="ce3" office:value-type="float" office:value="670" calcext:value-type="float">
            <text:p>670</text:p>
          </table:table-cell>
          <table:table-cell table:formula="of:=[.B25]-[.B24]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5-12-01" calcext:value-type="date">
            <text:p>1-Dec-2015</text:p>
          </table:table-cell>
          <table:table-cell table:style-name="ce3" office:value-type="float" office:value="721" calcext:value-type="float">
            <text:p>721</text:p>
          </table:table-cell>
          <table:table-cell table:number-columns-repeated="1022"/>
        </table:table-row>
        <table:table-row table:style-name="ro1" table:number-rows-repeated="975">
          <table:table-cell table:style-name="ce2"/>
          <table:table-cell table:number-columns-repeated="10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ndamentos_20_Data_20_Analysis_20_1_20_-_20_E" style:display-name="PageStyle_Fundamentos Data Analysis 1 - 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9T12:26:50.025934441</dc:date>
    <meta:editing-duration>PT43M58S</meta:editing-duration>
    <meta:editing-cycles>1</meta:editing-cycles>
    <meta:document-statistic meta:table-count="1" meta:cell-count="97" meta:object-count="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5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16cm" svg:height="7.019cm" xlink:href=".." xlink:type="simple" chart:class="chart:line" chart:style-name="ch1">
        <chart:title svg:x="6.759cm" svg:y="0.276cm" chart:style-name="ch2">
          <text:p>Vendas de produtos em mil R$ por mês</text:p>
        </chart:title>
        <chart:legend chart:legend-position="end" svg:x="17.341cm" svg:y="3.21cm" style:legend-expansion="high" chart:style-name="ch3"/>
        <chart:plot-area chart:style-name="ch4" table:cell-range-address="'Fundamentos Data Analysis 1 - E'.A1:'Fundamentos Data Analysis 1 - E'.B25" chart:data-source-has-labels="both" svg:x="1.441cm" svg:y="1.195cm" svg:width="15.47cm" svg:height="4.703cm">
          <chartooo:coordinate-region svg:x="2.248cm" svg:y="1.394cm" svg:width="14.663cm" svg:height="3.857cm"/>
          <chart:axis chart:dimension="x" chart:name="primary-x" chart:style-name="ch5" chartooo:axis-type="auto">
            <chartooo:date-scale/>
            <chart:title svg:x="8.616cm" svg:y="6.038cm" chart:style-name="ch6">
              <text:p>Tempo</text:p>
            </chart:title>
            <chart:categories table:cell-range-address="'Fundamentos Data Analysis 1 - E'.A2:'Fundamentos Data Analysis 1 - E'.A25"/>
          </chart:axis>
          <chart:axis chart:dimension="y" chart:name="primary-y" chart:style-name="ch7">
            <chart:title svg:x="0.451cm" svg:y="5.072cm" chart:style-name="ch8">
              <text:p>Vendas em mil reais</text:p>
            </chart:title>
            <chart:grid chart:style-name="ch9" chart:class="major"/>
          </chart:axis>
          <chart:series chart:style-name="ch10" chart:values-cell-range-address="'Fundamentos Data Analysis 1 - E'.B2:'Fundamentos Data Analysis 1 - E'.B25" chart:label-cell-address="'Fundamentos Data Analysis 1 - E'.B1:'Fundamentos Data Analysis 1 - E'.B1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das em mil R$</text:p>
                <draw:g>
                  <svg:desc>'Fundamentos Data Analysis 1 - E'.B1:'Fundamentos Data Analysis 1 - E'.B1</svg:desc>
                </draw:g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Fundamentos Data Analysis 1 - E'.A2:'Fundamentos Data Analysis 1 - E'.A25</svg:desc>
                </draw:g>
              </table:table-cell>
              <table:table-cell office:value-type="float" office:value="10">
                <text:p>10</text:p>
                <draw:g>
                  <svg:desc>'Fundamentos Data Analysis 1 - E'.B2:'Fundamentos Data Analysis 1 - E'.B25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721">
                <text:p>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24cm" svg:height="7.124cm" xlink:href=".." xlink:type="simple" chart:class="chart:line" chart:style-name="ch1">
        <chart:title svg:x="7.679cm" svg:y="0.278cm" chart:style-name="ch2">
          <text:p>Aumento das vendas por mês</text:p>
        </chart:title>
        <chart:legend chart:legend-position="end" svg:x="18.572cm" svg:y="3.263cm" style:legend-expansion="high" chart:style-name="ch3"/>
        <chart:plot-area chart:style-name="ch4" table:cell-range-address="'Fundamentos Data Analysis 1 - E'.C2:'Fundamentos Data Analysis 1 - E'.C24" svg:x="1.439cm" svg:y="1.199cm" svg:width="16.705cm" svg:height="4.802cm">
          <chartooo:coordinate-region svg:x="2.06cm" svg:y="1.398cm" svg:width="15.897cm" svg:height="3.956cm"/>
          <chart:axis chart:dimension="x" chart:name="primary-x" chart:style-name="ch5">
            <chart:title svg:x="9.231cm" svg:y="6.143cm" chart:style-name="ch6">
              <text:p>Tempo</text:p>
            </chart:title>
          </chart:axis>
          <chart:axis chart:dimension="y" chart:name="primary-y" chart:style-name="ch5">
            <chart:title svg:x="0.451cm" svg:y="5.179cm" chart:style-name="ch7">
              <text:p>Aumento das vendas</text:p>
            </chart:title>
            <chart:grid chart:style-name="ch8" chart:class="major"/>
          </chart:axis>
          <chart:series chart:style-name="ch9" chart:values-cell-range-address="'Fundamentos Data Analysis 1 - E'.C2:'Fundamentos Data Analysis 1 - E'.C24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Fundamentos Data Analysis 1 - E'.C2:'Fundamentos Data Analysis 1 - E'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71cm" svg:height="9cm" xlink:href=".." xlink:type="simple" chart:class="chart:line" chart:style-name="ch1">
        <chart:title svg:x="8.387cm" svg:y="0.316cm" chart:style-name="ch2">
          <text:p>Aceleração das vendas</text:p>
        </chart:title>
        <chart:legend chart:legend-position="end" svg:x="16.629cm" svg:y="4.201cm" style:legend-expansion="high" chart:style-name="ch3"/>
        <chart:plot-area chart:style-name="ch4" table:cell-range-address="'Fundamentos Data Analysis 1 - E'.D1:'Fundamentos Data Analysis 1 - E'.D23" chart:data-source-has-labels="row" svg:x="1.442cm" svg:y="1.275cm" svg:width="14.756cm" svg:height="6.564cm">
          <chartooo:coordinate-region svg:x="2.169cm" svg:y="1.474cm" svg:width="13.842cm" svg:height="5.718cm"/>
          <chart:axis chart:dimension="x" chart:name="primary-x" chart:style-name="ch5">
            <chart:title svg:x="8.26cm" svg:y="8.019cm" chart:style-name="ch6">
              <text:p>Tempo</text:p>
            </chart:title>
          </chart:axis>
          <chart:axis chart:dimension="y" chart:name="primary-y" chart:style-name="ch5">
            <chart:title svg:x="0.451cm" svg:y="6.308cm" chart:style-name="ch7">
              <text:p>Aceleração das vendas</text:p>
            </chart:title>
            <chart:grid chart:style-name="ch8" chart:class="major"/>
          </chart:axis>
          <chart:series chart:style-name="ch9" chart:values-cell-range-address="'Fundamentos Data Analysis 1 - E'.D2:'Fundamentos Data Analysis 1 - E'.D23" chart:label-cell-address="'Fundamentos Data Analysis 1 - E'.D1:'Fundamentos Data Analysis 1 - E'.D1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aração das vendas</text:p>
                <draw:g>
                  <svg:desc>'Fundamentos Data Analysis 1 - E'.D1:'Fundamentos Data Analysis 1 - 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Fundamentos Data Analysis 1 - E'.D2:'Fundamentos Data Analysis 1 - E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